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3"/>
        <table:table-column table:style-name="co2" table:default-cell-style-name="ce12"/>
        <table:table-row table:style-name="ro1">
          <table:table-cell table:style-name="ce1" office:value-type="string">
            <text:p>Produit</text:p>
          </table:table-cell>
          <table:table-cell table:style-name="ce9" office:value-type="string">
            <text:p>Qte</text:p>
          </table:table-cell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9"/>
        </table:table-row>
        <table:table-row table:style-name="ro3">
          <table:table-cell office:value-type="string">
            <text:p>BASE_Z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CHARIOT_Y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CLIP_ENDSTOP_Y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CLIP_PLATEAU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COIN</text:p>
          </table:table-cell>
          <table:table-cell table:style-name="ce10" office:value-type="float" office:value="8">
            <text:p>8</text:p>
          </table:table-cell>
        </table:table-row>
        <table:table-row table:style-name="ro3">
          <table:table-cell office:value-type="string">
            <text:p>COUPLAGE_Z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ETIQUETT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EXTRUDEUR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EXTRUDEUR_SUPPORT_608ZZ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FIX_CHARIOT_X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FIX_MOTEUR_Z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JOUE_608ZZ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MAINTIEN_ECROU_LONG_M8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office:value-type="string">
            <text:p>MOLETTE</text:p>
          </table:table-cell>
          <table:table-cell table:style-name="ce10" office:value-type="float" office:value="10">
            <text:p>10</text:p>
          </table:table-cell>
        </table:table-row>
        <table:table-row table:style-name="ro3">
          <table:table-cell office:value-type="string">
            <text:p>PLAQUE_ARRIER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RANGEMENT_PORTIQUE</text:p>
          </table:table-cell>
          <table:table-cell table:style-name="ce10" office:value-type="float" office:value="4">
            <text:p>4</text:p>
          </table:table-cell>
        </table:table-row>
        <table:table-row table:style-name="ro3">
          <table:table-cell office:value-type="string">
            <text:p>RETOUR_Y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SANGUINOLOLU_CAS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SANGUINOLOLU_TOP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SUPPORT_AXE_X_DROIT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SUPPORT_AXE_X_GAUCH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SUPPORT_AXE_Y</text:p>
          </table:table-cell>
          <table:table-cell table:style-name="ce10" office:value-type="float" office:value="4">
            <text:p>4</text:p>
          </table:table-cell>
        </table:table-row>
        <table:table-row table:style-name="ro3">
          <table:table-cell office:value-type="string">
            <text:p>SUPPORT_ENDSTOP_Z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SUPPORT_FAN_X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TOP_Z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office:value-type="string">
            <text:p>TOP_Z_SUPPORT_BOBINE</text:p>
          </table:table-cell>
          <table:table-cell table:style-name="ce10" office:value-type="float" office:value="1">
            <text:p>1</text:p>
          </table:table-cell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1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Alimentation 12V 120W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Thermistance 100K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6" office:value-type="string">
            <text:p>Ampoule LED précablée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Moteur NEMA14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6" office:value-type="string">
            <text:p>Moteur NEMA17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style-name="ce6" office:value-type="string">
            <text:p>Hot end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Cordon secteur IEC mâle 2m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Interrupteur à bascu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6" office:value-type="string">
            <text:p>Embase IEC mâle snap-in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Fusible 1A 5x20mm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6" office:value-type="string">
            <text:p>Ventilateur Akasa Led 40mm AK-160BL-S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style-name="ce6" office:value-type="string">
            <text:p>gaîne thermo 2mm (au mètre)</text:p>
          </table:table-cell>
          <table:table-cell office:value-type="float" office:value="0.5">
            <text:p>0,5</text:p>
          </table:table-cell>
        </table:table-row>
        <table:table-row table:style-name="ro4">
          <table:table-cell table:style-name="ce6" office:value-type="string">
            <text:p>Cable USB A to B 3m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office:value-type="float" office:value="6">
            <text:p>6</text:p>
          </table:table-cell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1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3" office:value-type="float" office:value="1.5">
            <text:p>1,5</text:p>
          </table:table-cell>
        </table:table-row>
        <table:table-row table:style-name="ro4">
          <table:table-cell table:style-name="ce7" office:value-type="string">
            <text:p>Cablewrap 6mm</text:p>
          </table:table-cell>
          <table:table-cell table:style-name="ce13" office:value-type="float" office:value="1">
            <text:p>1</text:p>
          </table:table-cell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3" office:value-type="float" office:value="25">
            <text:p>25</text:p>
          </table:table-cell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3" office:value-type="float" office:value="20">
            <text:p>20</text:p>
          </table:table-cell>
        </table:table-row>
        <table:table-row table:style-name="ro3">
          <table:table-cell table:style-name="ce6" office:value-type="string">
            <text:p>Câble RJ45 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6" office:value-type="string">
            <text:p>Câble double 0,75mm²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4" office:value-type="string">
            <text:p>Mécanique</text:p>
          </table:table-cell>
          <table:table-cell table:style-name="ce11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5" office:value-type="string">
            <text:p>Mallette</text:p>
          </table:table-cell>
          <table:table-cell table:style-name="ce14"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Fermeture grenouille cadenassable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style-name="ce5" office:value-type="string">
            <text:p>Plaque alu 3mm 210x210mm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Plaque alu 3mm 73x70mm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Bouleau 9mm 210x210mm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Plaque verre 4mm 210x210mm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5" office:value-type="string">
            <text:p>Douille Igus RJM-01 8mm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style-name="ce5" office:value-type="string">
            <text:p>Arbre alu 8mm 420mm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5" office:value-type="string">
            <text:p>Arbre alu 8mm 315mm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5" office:value-type="string">
            <text:p>T5 timing belt 840mm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5" office:value-type="string">
            <text:p>T5 timing belt 680mm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5" office:value-type="string">
            <text:p>608ZZ ball bearing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style-name="ce5" office:value-type="string">
            <text:p>Ressorts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5" office:value-type="string">
            <text:p>Mousse de mallette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Poignée à sangle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Pignon laiton d'entraînement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4" office:value-type="string">
            <text:p>Visserie</text:p>
          </table:table-cell>
          <table:table-cell table:style-name="ce11"/>
        </table:table-row>
        <table:table-row table:style-name="ro3">
          <table:table-cell table:style-name="ce8" office:value-type="string">
            <text:p>Vis M3x6mm</text:p>
          </table:table-cell>
          <table:table-cell table:style-name="ce15" office:value-type="float" office:value="4">
            <text:p>4</text:p>
          </table:table-cell>
        </table:table-row>
        <table:table-row table:style-name="ro3">
          <table:table-cell table:style-name="ce8" office:value-type="string">
            <text:p>Vis M3x8mm</text:p>
          </table:table-cell>
          <table:table-cell table:style-name="ce15" office:value-type="float" office:value="4">
            <text:p>4</text:p>
          </table:table-cell>
        </table:table-row>
        <table:table-row table:style-name="ro3">
          <table:table-cell table:style-name="ce8" office:value-type="string">
            <text:p>Vis M3x10mm</text:p>
          </table:table-cell>
          <table:table-cell table:style-name="ce15" office:value-type="float" office:value="11">
            <text:p>11</text:p>
          </table:table-cell>
        </table:table-row>
        <table:table-row table:style-name="ro3">
          <table:table-cell table:style-name="ce8" office:value-type="string">
            <text:p>Vis M3x20mm</text:p>
          </table:table-cell>
          <table:table-cell table:style-name="ce15" office:value-type="float" office:value="58">
            <text:p>58</text:p>
          </table:table-cell>
        </table:table-row>
        <table:table-row table:style-name="ro3">
          <table:table-cell table:style-name="ce8" office:value-type="string">
            <text:p>Vis M3x25mm</text:p>
          </table:table-cell>
          <table:table-cell table:style-name="ce15" office:value-type="float" office:value="8">
            <text:p>8</text:p>
          </table:table-cell>
        </table:table-row>
        <table:table-row table:style-name="ro3">
          <table:table-cell table:style-name="ce8" office:value-type="string">
            <text:p>Vis M3x30mm</text:p>
          </table:table-cell>
          <table:table-cell table:style-name="ce15" office:value-type="float" office:value="4">
            <text:p>4</text:p>
          </table:table-cell>
        </table:table-row>
        <table:table-row table:style-name="ro3">
          <table:table-cell table:style-name="ce8" office:value-type="string">
            <text:p>Vis M3x40mm</text:p>
          </table:table-cell>
          <table:table-cell table:style-name="ce15" office:value-type="float" office:value="20">
            <text:p>20</text:p>
          </table:table-cell>
        </table:table-row>
        <table:table-row table:style-name="ro3">
          <table:table-cell table:style-name="ce8" office:value-type="string">
            <text:p>Vis M3x60mm</text:p>
          </table:table-cell>
          <table:table-cell table:style-name="ce15" office:value-type="float" office:value="8">
            <text:p>8</text:p>
          </table:table-cell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5" office:value-type="float" office:value="24">
            <text:p>24</text:p>
          </table:table-cell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5" office:value-type="float" office:value="8">
            <text:p>8</text:p>
          </table:table-cell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5" office:value-type="float" office:value="4">
            <text:p>4</text:p>
          </table:table-cell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5" office:value-type="float" office:value="60">
            <text:p>60</text:p>
          </table:table-cell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5" office:value-type="float" office:value="103">
            <text:p>103</text:p>
          </table:table-cell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5" office:value-type="float" office:value="22">
            <text:p>22</text:p>
          </table:table-cell>
        </table:table-row>
        <table:table-row table:style-name="ro4">
          <table:table-cell table:style-name="ce8" office:value-type="string">
            <text:p>Ecroux M3</text:p>
          </table:table-cell>
          <table:table-cell table:style-name="ce15" office:value-type="float" office:value="135">
            <text:p>135</text:p>
          </table:table-cell>
        </table:table-row>
        <table:table-row table:style-name="ro4">
          <table:table-cell table:style-name="ce8" office:value-type="string">
            <text:p>Ecrous M8</text:p>
          </table:table-cell>
          <table:table-cell table:style-name="ce15" office:value-type="float" office:value="2">
            <text:p>2</text:p>
          </table:table-cell>
        </table:table-row>
        <table:table-row table:style-name="ro3">
          <table:table-cell table:style-name="ce8" office:value-type="string">
            <text:p>Vis M8x25mm</text:p>
          </table:table-cell>
          <table:table-cell table:style-name="ce15" office:value-type="float" office:value="2">
            <text:p>2</text:p>
          </table:table-cell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5" office:value-type="float" office:value="2">
            <text:p>2</text:p>
          </table:table-cell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3" office:value-type="float" office:value="50">
            <text:p>50</text:p>
          </table:table-cell>
        </table:table-row>
        <table:table-row table:style-name="ro3">
          <table:table-cell table:style-name="ce5" office:value-type="string">
            <text:p>Tube alu 12mm 415mm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1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3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6:24:13.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7-01T16:24:45.86</dc:date>
    <meta:editing-duration>P8DT12H7M23S</meta:editing-duration>
    <meta:editing-cycles>598</meta:editing-cycles>
    <meta:document-statistic meta:table-count="1" meta:cell-count="182" meta:object-count="0"/>
  </office:meta>
</office:document-meta>
</file>